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cd5" officeooo:paragraph-rsid="001fdcd5"/>
    </style:style>
    <style:style style:name="P2" style:family="paragraph" style:parent-style-name="Standard">
      <style:text-properties officeooo:rsid="001fdcd5" officeooo:paragraph-rsid="001fdcd5"/>
    </style:style>
    <style:style style:name="P3" style:family="paragraph" style:parent-style-name="Standard">
      <style:text-properties officeooo:rsid="00215451" officeooo:paragraph-rsid="00215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ar Nahari</text:p>
      <text:p text:style-name="P1">EECS 476</text:p>
      <text:p text:style-name="P1">Assignment 4</text:p>
      <text:p text:style-name="P1"/>
      <text:p text:style-name="P1">I did changes in action server , client , and action file. </text:p>
      <text:p text:style-name="P1"/>
      <text:p text:style-name="P1">Firstly in the action server, I added the same stdr control functions as in “Path_service” to the class AmmarActionServer with a little modifications. ammar_action_server receive the goal from the client, excecute the motion required, and halt the motion and excecute the new goal if the old <text:s/>goal is canceled.</text:p>
      <text:p text:style-name="P1"/>
      <text:p text:style-name="P1">In ammar_action_client, it sends the initial poses through action goal. Meanwhile, it subscribe to the lidar alarm. If the alarm is on, it cancel the goal and set new poses. Action client has 4 callback functions: donCb to access the result message; feedbackCb to get the feedback from the server; activeCb; and alarmCallback to check the lidar alarm message. </text:p>
      <text:p text:style-name="P1"/>
      <text:p text:style-name="P1">In demo.action file, I change the message types of goal, result and feedback to:</text:p>
      <text:p text:style-name="P1"><text:s/>nav_msgs/Path nav_path</text:p>
      <text:p text:style-name="P1"/>
      <text:p text:style-name="P1">I still have work to do in this assignment; because there are some errors in the codes I coulcn't figure yet.</text:p>
      <text:p text:style-name="P1"/>
      <text:p text:style-name="P1"/>
      <text:p text:style-name="P3">Links:</text:p>
      <text:p text:style-name="P3">github: <text:a xlink:type="simple" xlink:href="https://github.com/axn337/ammar_467_repository/tree/master/ammar_action_server">https://github.com/axn337/ammar_467_repository/tree/master/ammar_action_server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38:14.610509578</meta:creation-date>
    <dc:date>2017-02-22T23:06:26.604535991</dc:date>
    <meta:editing-duration>PT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66" meta:character-count="1065" meta:non-whitespace-character-count="906"/>
  </office:meta>
</office:document-meta>
</file>